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3400000035215D68F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paragraph-properties fo:margin-top="0cm" fo:margin-bottom="0cm" loext:contextual-spacing="false" fo:line-height="114%" style:writing-mode="lr-tb"/>
      <style:text-properties fo:font-variant="normal" fo:text-transform="none" fo:color="#000000" style:text-line-through-style="none" style:text-line-through-type="none" style:font-name="Times New Roman" fo:font-size="14.25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14%"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65e72" style:text-blinking="false" fo:background-color="transparent"/>
    </style:style>
    <style:style style:name="P3" style:family="paragraph" style:parent-style-name="Text_20_body">
      <style:paragraph-properties fo:margin-top="0cm" fo:margin-bottom="0cm" loext:contextual-spacing="false" fo:line-height="114%"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7e7a2" style:text-blinking="false" fo:background-color="transparent"/>
    </style:style>
    <style:style style:name="P4" style:family="paragraph" style:parent-style-name="Text_20_body">
      <style:paragraph-properties fo:margin-top="0cm" fo:margin-bottom="0cm" loext:contextual-spacing="false" fo:line-height="114%"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65e72" officeooo:paragraph-rsid="0007e7a2" style:text-blinking="false" fo:background-color="transparent"/>
    </style:style>
    <style:style style:name="P5" style:family="paragraph" style:parent-style-name="Text_20_body">
      <style:paragraph-properties fo:margin-top="0cm" fo:margin-bottom="0cm" loext:contextual-spacing="false" fo:line-height="114%"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99888" officeooo:paragraph-rsid="00099888" style:text-blinking="false" fo:background-color="transparent"/>
    </style:style>
    <style:style style:name="P6" style:family="paragraph" style:parent-style-name="Text_20_body">
      <style:paragraph-properties fo:margin-top="0cm" fo:margin-bottom="0cm" loext:contextual-spacing="false" fo:line-height="114%"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30081" officeooo:paragraph-rsid="00130081" style:text-blinking="false" fo:background-color="transparent"/>
    </style:style>
    <style:style style:name="P7" style:family="paragraph" style:parent-style-name="Text_20_body">
      <style:paragraph-properties fo:margin-top="0cm" fo:margin-bottom="0cm" loext:contextual-spacing="false" fo:line-height="114%"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47379" officeooo:paragraph-rsid="00147379" style:text-blinking="false" fo:background-color="transparent"/>
    </style:style>
    <style:style style:name="P8" style:family="paragraph" style:parent-style-name="Text_20_body">
      <style:paragraph-properties fo:margin-top="0cm" fo:margin-bottom="0cm" loext:contextual-spacing="false" fo:line-height="114%"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7b9e1" officeooo:paragraph-rsid="0017b9e1" style:text-blinking="false" fo:background-color="transparent"/>
    </style:style>
    <style:style style:name="P9" style:family="paragraph" style:parent-style-name="Text_20_body">
      <style:paragraph-properties fo:margin-top="0cm" fo:margin-bottom="0cm" loext:contextual-spacing="false" fo:line-height="114%" style:writing-mode="lr-tb"/>
    </style:style>
    <style:style style:name="P10" style:family="paragraph" style:parent-style-name="Text_20_body">
      <style:paragraph-properties fo:margin-top="0cm" fo:margin-bottom="0cm" loext:contextual-spacing="false" fo:line-height="114%"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7e7a2" officeooo:paragraph-rsid="0007e7a2" style:text-blinking="false" fo:background-color="transparent"/>
    </style:style>
    <style:style style:name="P11"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9.7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4" style:family="text">
      <style:text-properties fo:font-variant="normal" fo:text-transform="none" fo:color="#6611cc" style:text-line-through-style="none" style:text-line-through-type="none" style:font-name="Arial" fo:font-size="9.75pt" fo:font-style="normal" style:text-underline-style="solid" style:text-underline-width="auto" style:text-underline-color="font-color" fo:font-weight="normal" style:text-blinking="false" fo:background-color="#ffffff" loext:char-shading-value="0"/>
    </style:style>
    <style:style style:name="T5" style:family="text">
      <style:text-properties fo:font-variant="normal" fo:text-transform="none" fo:color="#333333" style:text-line-through-style="none" style:text-line-through-type="none" style:font-name="Times New Roman" fo:font-size="12pt" fo:font-style="normal" style:text-underline-style="none" fo:font-weight="normal" style:text-blinking="false" fo:background-color="transparent" loext:char-shading-value="0"/>
    </style:style>
    <style:style style:name="T6" style:family="text">
      <style:text-properties officeooo:rsid="00065e72"/>
    </style:style>
    <style:style style:name="T7" style:family="text">
      <style:text-properties officeooo:rsid="0007e7a2"/>
    </style:style>
    <style:style style:name="T8" style:family="text">
      <style:text-properties officeooo:rsid="000b94ba"/>
    </style:style>
    <style:style style:name="T9" style:family="text">
      <style:text-properties officeooo:rsid="0014b382"/>
    </style:style>
    <style:style style:name="T10" style:family="text">
      <style:text-properties officeooo:rsid="0017dfd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89abc35d-1d66-a10b-5733-0d2a9b362fc2"/>Navigation</text:p>
      <text:p text:style-name="Text_20_body"/>
      <text:p text:style-name="P9"><text:span text:style-name="T1"><draw:frame draw:style-name="fr1" draw:name="Image1" text:anchor-type="as-char" svg:width="16.51cm" svg:height="0.661cm" draw:z-index="0"><draw:image xlink:href="Pictures/100002010000053400000035215D68F5.png" xlink:type="simple" xlink:show="embed" xlink:actuate="onLoad"/></draw:frame></text:span><text:span text:style-name="T2">Figure.?. Navigation Bar (Courtesy of AAFS</text:span><text:a xlink:type="simple" xlink:href="http://www.aafscalgary.com/" text:style-name="Internet_20_link" text:visited-style-name="Visited_20_Internet_20_Link"><text:span text:style-name="T1"> </text:span></text:a><text:a xlink:type="simple" xlink:href="http://www.aafscalgary.com/" text:style-name="Internet_20_link" text:visited-style-name="Visited_20_Internet_20_Link"><text:span text:style-name="T4">http://www.aafscalgary.com</text:span></text:a><text:span text:style-name="T2">)</text:span></text:p>
      <text:p text:style-name="Text_20_body"/>
      <text:p text:style-name="P3">A website’s navigation system is a road map to all the various areas within the website. Effective navigation is crucial to the <text:span text:style-name="T6">continued </text:span>success and usability of any website <text:span text:style-name="T6">(WiredImpactb, 2014)</text:span>. <text:span text:style-name="T6">Navigation criteria also takes into account the ease of navigating a website and looks at click-efficiency, the amount a clicks a user must make to get to a chosen page. </text:span>The main tools of navigation include links, menus and search bars. <text:span text:style-name="T7">By utilizing these tools properly, the AAFS website can ensure that users can quickly and easily navigate the website and find the information they need.</text:span></text:p>
      <text:p text:style-name="P2"/>
      <text:p text:style-name="P4">Our primary research data relating to navigation consisted of <text:span text:style-name="T8">8</text:span> survey questions. The questions <text:span text:style-name="T7">that were </text:span>asked to participants focused on areas such as the navigation bar, ease of accessing certain pages, <text:span text:style-name="T7">and the presence of broken links. Generally speaking, participants responded favourably in response to the AAFS website's navigation scheme, but that does not suggest that the website cannot be improved.</text:span></text:p>
      <text:p text:style-name="P4"/>
      <text:p text:style-name="P5">Navigation Bar</text:p>
      <text:p text:style-name="P5"/>
      <text:p text:style-name="P5">Questions Q2.<text:span text:style-name="T8">4 and Q6.0 focused on the navigation bar of the AAFS website and asked participants to rate the user friendliness of the navigation bar, as well as asking for their opinion on the number of navigation links on the bar. Participants responded quite favourably to the navigation bar layout and rated it at 69.6% which suggests the majority of the viewers felt the navigation bar is a effective navigational tool. The participants however also stated that the navigation bar is too cluttered, rating the simplicity of the bar at 42.9%. This suggests that whilst a navigation bar is a good choice, too many links detracted from effectiveness of the navigation bar. Having a more concise navigation whilst maintaining the drop-down menu will enhance usability.</text:span></text:p>
      <text:p text:style-name="P5"/>
      <text:p text:style-name="P6">Navigating Pages</text:p>
      <text:p text:style-name="P6"/>
      <text:p text:style-name="P7">Five of the survey questions focused on accessing certain pages of the the AAFS website: Q2.4, Q2.5, Q2.6, Q2.7, Q5.0. They were rated respectively, 69.6%, 64.3%, 73.2%, 69.6%, 50.0%. Whilst four of the web pages were easily accessed, half the participants were unable to find the page containing <text:span text:style-name="T9">the AAFS Executive Director's contact information. This should be corrected, and all contact </text:span><text:soft-page-break/><text:span text:style-name="T9">information should be made accessible to the users in a single location for easy navigation.</text:span></text:p>
      <text:p text:style-name="P7"/>
      <text:p text:style-name="P8">Broken Links</text:p>
      <text:p text:style-name="P8"/>
      <text:p text:style-name="P8">One of our survey questions asked participants to answer whether or not they had found any broken links on the website. Participants rated it at 69.6%. Whilst this rating suggests that the majority of users did not encounter any broken links, there were multiple participants who stated they did. Broken links are dead ends, and can cause frustration with users who find themselves unable to progress any further. Ensuring that all links function correctly is very important, and care should be taken to test all the links of a website to ensure they are working. <text:span text:style-name="T10">Fixing any broken links will aide in navigation and promote better usability.</text:span></text:p>
      <text:p text:style-name="P4"/>
      <text:p text:style-name="P10"><text:s/></text:p>
      <text:p text:style-name="P4"/>
      <text:p text:style-name="P4"/>
      <text:p text:style-name="P4"/>
      <text:p text:style-name="P4"/>
      <text:p text:style-name="P4"/>
      <text:p text:style-name="P4"/>
      <text:p text:style-name="P4"/>
      <text:p text:style-name="P2">Our survey results showed that 69.9% of the navigation tools found on the AAFS website were useful for locating information. This is imperative information because the way information is organized, arranged and displayed to the audience will greatly influence their overall experience on the website. Our survey indicated that 51.8% of participants found the website layout easy to follow. This indicates that the website navigation is not reaching optimal potential.</text:p>
      <text:p text:style-name="Text_20_body"/>
      <text:p text:style-name="P9"><text:span text:style-name="T3">According to Miller (2014), it would be effective to reduce or limit the number of links on the navigation bar as it makes each remaining section more prominent. Having a drop down menu is a concise way to organize navigation links without clogging up the website, making websites more user friendly. Hartstein (2012) explains drop-down menus allow users to scan the different types of content in each section of your website without unnecessarily clicking through the pages of your site”. </text:span><text:span text:style-name="T5">The National Autistic Society (2014) states, “some people on the spectrum can get 'information overload' very easily”, </text:span><text:span text:style-name="T3">therefore it would not only appeal to the general public, but also people on the autism spectrum. Less is more because too many navigation buttons leaves users with too many choices, which confuses and frustrates users. According to our survey, 11 out of 14 </text:span><text:soft-page-break/><text:span text:style-name="T3">(78.57%) participants agreed that the navigation tools were user friendly for locating information. This indicates that the existence of the navigation bar in itself is helpful. However, the current drop-down menu is cluttered. Our survey indicates that 42.9% of participants noted that the links under each drop-down were too cluttered.</text:span></text:p>
      <text:p text:style-name="P11">Aerts (2009) indicates, “good contact information makes you look accessible and that in turn makes people trust you. Looking for contact information is one of the top tasks of many websites”. It is important that contact information is easy to find for users. According to our survey, 64.3% of participants found contact information easy to find. It is vital for users to easily navigate contact information in case of any questions users may have directly for the group. Aerts (2009) suggests, “an item ‘contact’ or ‘contact us’ in the main navigation, best as the last item” or “as a sub-item under ‘about us’”.  The AAFS is already utilizing this suggestion, as seen in figure ?. However, it is also important to note that only 50% of our participants could find the contact information of the founder and executive director, Dean Svoboba. Therefore to accommodate to the users who could not find his information, it should be placed under the ‘contact us’ tab alongside the general information of the AAF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imes New Roman" svg:font-family="'Times New Roman'"/>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CA"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CA"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5T19:21:17.173194502</meta:creation-date>
    <dc:date>2014-12-06T22:43:34.711331138</dc:date>
    <meta:editing-duration>PT2H17M45S</meta:editing-duration>
    <meta:editing-cycles>14</meta:editing-cycles>
    <meta:generator>LibreOffice/4.3.4.1$Linux_X86_64 LibreOffice_project/430m0$Build-1</meta:generator>
    <meta:document-statistic meta:table-count="0" meta:image-count="1" meta:object-count="0" meta:page-count="3" meta:paragraph-count="14" meta:word-count="911" meta:character-count="5691" meta:non-whitespace-character-count="4791"/>
  </office:meta>
</office:document-meta>
</file>